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xml:id="id7" draw:id="id7" draw:layer="layout" draw:type="line" svg:x1="19.3cm" svg:y1="4.33cm" svg:x2="19.3cm" svg:y2="9.436cm" draw:start-shape="id1" draw:start-glue-point="6" draw:end-shape="id2" draw:end-glue-point="4" svg:d="m19300 4330v5106" svg:viewBox="0 0 1 5107">
          <text:p/>
        </draw:connector>
        <draw:frame draw:style-name="gr2" draw:text-style-name="P2" draw:layer="layout" svg:width="3.603cm" svg:height="1.528cm" svg:x="14.278cm" svg:y="12.538cm">
          <draw:text-box>
            <text:p><text:span text:style-name="T1">Compile</text:span></text:p>
          </draw:text-box>
        </draw:frame>
        <draw:frame draw:style-name="gr2" draw:text-style-name="P2" draw:layer="layout" svg:width="3.603cm" svg:height="1.528cm" svg:x="6.6cm" svg:y="4.805cm">
          <draw:text-box>
            <text:p><text:span text:style-name="T1">Compile</text:span></text:p>
          </draw:text-box>
        </draw:frame>
        <draw:custom-shape draw:style-name="gr3" draw:text-style-name="P3" draw:layer="layout" svg:width="4.8cm" svg:height="3cm" svg:x="1.4cm" svg:y="4.7cm">
          <text:p text:style-name="P1"><text:span text:style-name="T1">GH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8cm" svg:height="3.509cm" svg:x="7.3cm" svg:y="1.1cm">
          <text:p text:style-name="P1"><text:span text:style-name="T1">jhc source cod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10.7cm" svg:y1="4.239cm" svg:x2="10.7cm" svg:y2="7.1cm" draw:start-shape="id3" draw:start-glue-point="6" draw:end-shape="id4" draw:end-glue-point="0" svg:d="m10700 4239v2861" svg:viewBox="0 0 1 2862">
          <text:p/>
        </draw:connector>
        <draw:custom-shape draw:style-name="gr3" draw:text-style-name="P3" xml:id="id4" draw:id="id4" draw:layer="layout" svg:width="4.8cm" svg:height="3cm" svg:x="8.3cm" svg:y="7.1cm">
          <text:p text:style-name="P1"><text:span text:style-name="T1">jh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2.3cm" svg:x="9.6cm" svg:y="9.4cm">
          <text:p text:style-name="P1"><text:span text:style-name="T1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2cm" svg:y1="6.2cm" svg:x2="10.7cm" svg:y2="6.239cm" svg:d="m6200 6200 4500 39" svg:viewBox="0 0 4501 40">
          <text:p/>
        </draw:connector>
        <draw:custom-shape draw:style-name="gr3" draw:text-style-name="P3" xml:id="id1" draw:id="id1" draw:layer="layout" svg:width="6.8cm" svg:height="3.511cm" svg:x="15.9cm" svg:y="1.189cm">
          <text:p text:style-name="P1"><text:span text:style-name="T1">Haskell</text:span></text:p>
          <text:p text:style-name="P1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3" xml:id="id8" draw:id="id8" draw:layer="layout" svg:width="4.8cm" svg:height="3cm" svg:x="16.9cm" svg:y="15cm">
          <text:p text:style-name="P1"><text:span text:style-name="T1">Bin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71cm" svg:height="2.3cm" svg:x="19cm" svg:y="17.5cm">
          <text:p text:style-name="P1"><text:span text:style-name="T1">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4.8cm" svg:height="3cm" svg:x="8.3cm" svg:y="12.4cm">
          <text:p text:style-name="P1"><text:span text:style-name="T1">GCC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1cm" svg:y1="8.6cm" svg:x2="19.3cm" svg:y2="8.561cm" draw:start-shape="id4" draw:start-glue-point="1" svg:d="m13100 8600 6200-39" svg:viewBox="0 0 6201 40">
          <text:p/>
        </draw:connector>
        <draw:connector draw:style-name="gr5" draw:text-style-name="P1" draw:layer="layout" draw:type="line" svg:x1="13.1cm" svg:y1="13.9cm" svg:x2="19.3cm" svg:y2="13.873cm" draw:start-shape="id5" draw:start-glue-point="1" svg:d="m13100 13900 6200-27" svg:viewBox="0 0 6201 28">
          <text:p/>
        </draw:connector>
        <draw:custom-shape draw:style-name="gr4" draw:text-style-name="P3" xml:id="id6" draw:id="id6" draw:layer="layout" svg:width="4.671cm" svg:height="2.9cm" svg:x="23.7cm" svg:y="5.3cm">
          <text:p text:style-name="P1"><text:span text:style-name="T1">hl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7cm" svg:y1="6.75cm" svg:x2="19.3cm" svg:y2="6.731cm" draw:start-shape="id6" draw:start-glue-point="3" draw:end-shape="id7" draw:end-glue-point="0" svg:d="m23700 6750-4400-19" svg:viewBox="0 0 4401 20">
          <text:p/>
        </draw:connector>
        <draw:custom-shape draw:style-name="gr3" draw:text-style-name="P3" xml:id="id2" draw:id="id2" draw:layer="layout" svg:width="6.8cm" svg:height="3.6cm" svg:x="15.9cm" svg:y="9.1cm">
          <text:p text:style-name="P1"><text:span text:style-name="T1">C language</text:span></text:p>
          <text:p text:style-name="P1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19.3cm" svg:y1="12.32cm" svg:x2="19.3cm" svg:y2="15cm" draw:start-shape="id2" draw:start-glue-point="6" draw:end-shape="id8" draw:end-glue-point="0" svg:d="m19300 12320v2680" svg:viewBox="0 0 1 2681">
          <text:p/>
        </draw:connector>
        <draw:frame draw:style-name="gr2" draw:text-style-name="P2" draw:layer="layout" svg:width="3.603cm" svg:height="1.528cm" svg:x="14.278cm" svg:y="7.2cm">
          <draw:text-box>
            <text:p><text:span text:style-name="T1">Compile</text:span></text:p>
          </draw:text-box>
        </draw:frame>
        <draw:connector draw:style-name="gr5" draw:text-style-name="P1" draw:layer="layout" draw:type="curve" draw:line-skew="-0.975cm" svg:x1="8.3cm" svg:y1="8.6cm" svg:x2="8.3cm" svg:y2="13.9cm" draw:start-shape="id4" draw:start-glue-point="3" draw:end-shape="id5" draw:end-glue-point="3" svg:d="m8300 8600c-2287 0-2287 5300 0 5300" svg:viewBox="0 0 1716 5301">
          <text:p/>
        </draw:connector>
        <draw:frame draw:style-name="gr6" draw:text-style-name="P2" draw:layer="layout" svg:width="2.532cm" svg:height="1.528cm" svg:x="4.4cm" svg:y="12.605cm">
          <draw:text-box>
            <text:p><text:span text:style-name="T1">Exec</text:span></text:p>
          </draw:text-box>
        </draw:frame>
        <draw:frame draw:style-name="gr2" draw:text-style-name="P2" draw:layer="layout" svg:width="3.421cm" svg:height="1.528cm" svg:x="19.991cm" svg:y="5.3cm">
          <draw:text-box>
            <text:p><text:span text:style-name="T1">Im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7-04T14:14:12</dc:date>
    <dc:creator>Okabe Kiwamu</dc:creator>
    <meta:editing-duration>PT1H3M57S</meta:editing-duration>
    <meta:editing-cycles>94</meta:editing-cycles>
    <meta:generator>LibreOffice/4.0.4.2$Linux_X86_64 LibreOffice_project/400m0$Build-2</meta:generator>
    <meta:document-statistic meta:object-count="23"/>
  </office:meta>
</office:document-meta>
</file>